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6db52" officeooo:paragraph-rsid="0016db5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1b2bfe" officeooo:paragraph-rsid="001b2bfe"/>
    </style:style>
    <style:style style:name="P4" style:family="paragraph" style:parent-style-name="Text_20_body" style:list-style-name="L1">
      <style:text-properties officeooo:rsid="001a0257" officeooo:paragraph-rsid="001a0257"/>
    </style:style>
    <style:style style:name="P5" style:family="paragraph" style:parent-style-name="Text_20_body" style:list-style-name="L1">
      <style:text-properties officeooo:rsid="001fbb4f" officeooo:paragraph-rsid="001fbb4f"/>
    </style:style>
    <style:style style:name="T1" style:family="text">
      <style:text-properties officeooo:rsid="00179b9e"/>
    </style:style>
    <style:style style:name="T2" style:family="text">
      <style:text-properties officeooo:rsid="001fbb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docs-internal-guid-8016dd54-b6aa-a282-6e0a-224b175c80401"/>Agenda Meeting <text:span text:style-name="T2">03</text:span>.0<text:span text:style-name="T2">3</text:span>.2015</text:h>
      <text:p text:style-name="Standard">Course<text:tab/><text:tab/>: Embedded Systems</text:p>
      <text:p text:style-name="P1">Group<text:tab/><text:tab/>: 16</text:p>
      <text:p text:style-name="Standard">President<text:tab/>: <text:span text:style-name="T2">Maarten</text:span></text:p>
      <text:p text:style-name="Text_20_body">Secretary<text:tab/>: <text:span text:style-name="T2">Tudor</text:span></text:p>
      <text:list xml:id="list6222464490819387113" text:style-name="L1">
        <text:list-item>
          <text:p text:style-name="P5">Minutes last meeting</text:p>
        </text:list-item>
        <text:list-item>
          <text:p text:style-name="P2">Status: </text:p>
          <text:list>
            <text:list-item>
              <text:p text:style-name="P3">Machine Design</text:p>
            </text:list-item>
            <text:list-item>
              <text:p text:style-name="P5">Work Plan</text:p>
            </text:list-item>
          </text:list>
        </text:list-item>
        <text:list-item>
          <text:p text:style-name="P5">Coming phase</text:p>
          <text:list>
            <text:list-item>
              <text:p text:style-name="P5">Software Specification</text:p>
            </text:list-item>
          </text:list>
        </text:list-item>
        <text:list-item>
          <text:p text:style-name="P2">Ques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4:39:32.325470396</meta:creation-date>
    <dc:date>2015-03-02T13:21:27.397000000</dc:date>
    <meta:editing-duration>PT1H26M40S</meta:editing-duration>
    <meta:editing-cycles>10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12" meta:word-count="36" meta:character-count="206" meta:non-whitespace-character-count="186"/>
  </office:meta>
</office:document-meta>
</file>